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Arial, sans-serif"/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156dda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156dda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1" loext:opacity="100%" style:font-name="Amazon Ember" fo:font-size="10.5pt" fo:letter-spacing="normal" fo:font-style="normal" fo:font-weight="normal"/>
    </style:style>
    <style:style style:name="P15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color="#0f1111" loext:opacity="100%" style:font-name="Amazon Ember" fo:font-size="10.5pt" fo:letter-spacing="normal" fo:font-style="italic" fo:font-weight="normal"/>
    </style:style>
    <style:style style:name="T2" style:family="text">
      <style:text-properties fo:font-variant="normal" fo:text-transform="none" fo:color="#0f1111" loext:opacity="100%" style:font-name="Amazon Ember" fo:font-size="18pt" fo:letter-spacing="normal" fo:font-style="normal" fo:font-weight="normal"/>
    </style:style>
    <style:style style:name="T3" style:family="text">
      <style:text-properties fo:font-variant="normal" fo:text-transform="none" fo:color="#0f1111" loext:opacity="100%" style:font-name="Amazon Ember" fo:font-size="10.5pt" fo:letter-spacing="normal" fo:font-style="normal" fo:font-weight="normal"/>
    </style:style>
    <style:style style:name="T4" style:family="text">
      <style:text-properties fo:font-variant="normal" fo:text-transform="none" fo:color="#0f1111" loext:opacity="100%" fo:letter-spacing="normal" fo:font-style="normal" fo:font-weight="normal"/>
    </style:style>
    <style:style style:name="T5" style:family="text">
      <style:text-properties fo:font-variant="normal" fo:text-transform="none" fo:color="#0f1111" loext:opacity="100%" style:font-name="Liberation Serif" fo:font-size="18pt" fo:letter-spacing="normal" fo:font-style="normal" fo:font-weight="normal"/>
    </style:style>
    <style:style style:name="T6" style:family="text">
      <style:text-properties fo:font-variant="normal" fo:text-transform="none" fo:color="#0f1111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f1111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f1111" loext:opacity="100%" style:font-name="Liberation Serif" fo:font-size="12pt" fo:letter-spacing="normal" fo:font-style="normal" fo:font-weight="bold" officeooo:rsid="00156dda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f1111" loext:opacity="100%" style:font-name="Arial" fo:font-size="18pt" fo:letter-spacing="normal" fo:font-style="normal" fo:font-weight="normal"/>
    </style:style>
    <style:style style:name="T10" style:family="text">
      <style:text-properties fo:font-variant="normal" fo:text-transform="none" fo:color="#0f1111" loext:opacity="100%" style:font-name="Arial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f1111" loext:opacity="100%" style:font-name="Arial" fo:font-size="8pt" fo:letter-spacing="normal" fo:font-style="normal" fo:font-weight="normal" style:font-size-asian="8pt" style:font-size-complex="8pt"/>
    </style:style>
    <style:style style:name="T12" style:family="text">
      <style:text-properties fo:font-variant="normal" fo:text-transform="none" fo:color="#0f1111" loext:opacity="100%" style:font-name="Arial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0f1111" loext:opacity="100%" style:font-name="Arial" fo:font-size="11pt" fo:letter-spacing="normal" fo:font-style="normal" fo:font-weight="bold" style:font-size-asian="11pt" style:font-size-complex="11pt"/>
    </style:style>
    <style:style style:name="T14" style:family="text">
      <style:text-properties fo:font-variant="normal" fo:text-transform="none" fo:color="#0f1111" loext:opacity="100%" fo:font-size="18pt" fo:letter-spacing="normal" fo:font-style="normal" fo:font-weight="normal"/>
    </style:style>
    <style:style style:name="T15" style:family="text">
      <style:text-properties officeooo:rsid="00156dda"/>
    </style:style>
    <style:style style:name="T16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746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02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Libros sobre la pereza</text:h>
      <text:p text:style-name="Text_20_body">Algunos títulos interesantes (en español o traducibles) para citar o revisar:</text:p>
      <text:list xml:id="list4287039285" text:style-name="L1">
        <text:list-item>
          <text:p text:style-name="P1"><text:span text:style-name="Strong_20_Emphasis">“</text:span><text:span text:style-name="Strong_20_Emphasis"><text:span text:style-name="T15">EL DERECHO A LA PEREZA</text:span></text:span><text:span text:style-name="Strong_20_Emphasis">” - Paul Lafargue</text:span><text:line-break/><text:span text:style-name="T3">Paul Lafargue cuestiona profundamente la ética del trabajo que domina la sociedad, argumentando a favor de la importancia del ocio y el disfrute de la vida sobre la producción incesante.”</text:span><text:span text:style-name="T1">El derecho a la pereza” </text:span><text:span text:style-name="T3">es más que un libro; es un manifiesto que invita a reconsiderar nuestros valores y la estructura de nuestras sociedades.</text:span> .</text:p>
        </text:list-item>
        <text:list-item>
          <text:p text:style-name="P1"><text:bookmark text:name="title"/><text:bookmark text:name="productTitle"/><text:span text:style-name="Strong_20_Emphasis"><text:span text:style-name="T7">El Arte de la Pereza: Supera la Procrastinación y Mejora tu Productividad – </text:span></text:span><text:span text:style-name="Strong_20_Emphasis"><text:span text:style-name="T8">Library Mindset</text:span></text:span><text:line-break/><text:span text:style-name="T3">¡Un libro de motivación para principiantes!<text:line-break/>¿Te sientes constantemente desmotivado para trabajar en tus sueños?<text:line-break/>Si la respuesta es afirmativa, este libro es para ti. La pereza nos impide disfrutar del poco tiempo que tenemos. No te ayuda a conseguir tus objetivos. Te impide empezar algo nuevo. Te hace la vida imposible.<text:line-break/>Este libro te enseñará:</text:span></text:p>
        </text:list-item>
      </text:list>
      <text:list xml:id="list2940833382" text:style-name="L13">
        <text:list-header>
          <text:p text:style-name="P14">- cómo vencer la pereza</text:p>
          <text:p text:style-name="P14">- cómo dejar de procrastinar</text:p>
          <text:p text:style-name="P15"><text:span text:style-name="T3">- cómo mejorar tu productividad</text:span></text:p>
        </text:list-header>
      </text:list>
      <text:list xml:id="list164012103524047" text:continue-list="list4287039285" text:style-name="L1">
        <text:list-item>
          <text:p text:style-name="P1"><text:bookmark text:name="title1"/><text:bookmark text:name="productTitle1"/><text:span text:style-name="Strong_20_Emphasis"><text:span text:style-name="T7">Adicción, procrastinación y pereza: una guía proactiva a la psicología de la motivación</text:span></text:span><text:span text:style-name="Strong_20_Emphasis"> – </text:span><text:span text:style-name="Strong_20_Emphasis"><text:span text:style-name="T15">Román Gelperín</text:span></text:span><text:line-break/><text:span text:style-name="T12">Aprenda a tener el control de su vida a través de un conocimiento profundo de la motivación.</text:span></text:p>
          <text:p text:style-name="P1"><text:span text:style-name="T13">¿Qué es la motivación?</text:span><text:span text:style-name="T12"> ¿Por qué nos sentimos totalmente paralizados para hacer determinadas cosas y completamente incapaces de abandonar otras? Mucha gente concluye, de forma equivocada, que es perezosa o carente de fuerza de voluntad. Pero de lo que realmente carece es de una correcta comprensión de cómo actúa su propia mente, de la motivación y del modo en que esta opera.</text:span></text:p>
          <text:p text:style-name="P1"><text:span text:style-name="T12">Este libro es un manual de autoayuda y presenta un análisis riguroso de la psicología de la motivación. Le enseñará a dejar de procrastinar, dejar de lado sus adicciones, evitar la pereza, tomar el control de sus acciones y alcanzar sus objetivos, entendiendo a fondo cómo funciona su mente. Con su lectura usted aprenderá:</text:span></text:p>
          <text:p text:style-name="P1"><text:span text:style-name="T12">- Cuál es la naturaleza de la motivación, en su nivel psicológico más profundo</text:span></text:p>
          <text:p text:style-name="P1"><text:span text:style-name="T12">- ¿Por qué la adicción y la procrastinación son dos caras de la misma moneda?</text:span></text:p>
          <text:p text:style-name="P1"><text:span text:style-name="T12">- ¿Por qué no hay una diferencia fundamental entre una adicción física y otra psicológica?</text:span></text:p>
          <text:p text:style-name="P1"><text:span text:style-name="T12">- ¿Por qué la fuerza de voluntad es rara vez la solución a algo?</text:span></text:p>
          <text:p text:style-name="P1"><text:span text:style-name="T12">- Por qué y cómo motivan las emocionesTambién aprenderá 15 estrategias poderosas para motivarse, por qué funcionan y cómo aplicarlas a su propia vida.</text:span></text:p>
          <text:p text:style-name="P1"><text:span text:style-name="T12">Al final de este libro, poseerá todas las herramientas que necesita para tener un firme control de su existencia diaria.</text:span></text:p>
        </text:list-item>
      </text:list>
      <text:p text:style-name="Text_20_body">Además, muchos libros sobre <text:span text:style-name="Strong_20_Emphasis">procrastinación, gestión del tiempo y psicología de la motivación</text:span> abordan la pereza aunque no la lleven en el título.</text:p>
      <text:p text:style-name="Horizontal_20_Line"/>
      <text:h text:style-name="Heading_20_2" text:outline-level="2"><text:soft-page-break/>2. Etimología de “pereza”</text:h>
      <text:list xml:id="list3340575339" text:style-name="L2">
        <text:list-item>
          <text:p text:style-name="P3"><text:span text:style-name="Strong_20_Emphasis">Origen latino:</text:span><text:line-break/>“Pereza” viene del latín <text:span text:style-name="Strong_20_Emphasis"><text:span text:style-name="Emphasis">pigritia</text:span></text:span>, derivado de <text:span text:style-name="Strong_20_Emphasis"><text:span text:style-name="Emphasis">piger</text:span></text:span> = flojo, lento, apático.</text:p>
        </text:list-item>
        <text:list-item>
          <text:p text:style-name="P2">De <text:span text:style-name="Emphasis">pereza</text:span> se forma <text:span text:style-name="Strong_20_Emphasis">“perezoso”</text:span> añadiendo el sufijo -oso (abundancia de), es decir: “lleno de pereza”.</text:p>
        </text:list-item>
      </text:list>
      <text:p text:style-name="Text_20_body">Puedes usar algo como:</text:p>
      <text:p text:style-name="Quotations">La voz «pereza» procede del latín <text:span text:style-name="Emphasis">pigritia</text:span> (“flojedad, desidia”), derivado de <text:span text:style-name="Emphasis">piger</text:span> (“flojo, indolente”), y designa desde antiguo la falta de impulso para actuar.</text:p>
      <text:p text:style-name="Horizontal_20_Line"/>
      <text:h text:style-name="Heading_20_2" text:outline-level="2">3. Definición / Significado</text:h>
      <text:h text:style-name="Heading_20_3" text:outline-level="3">3.1 Definición general (tipo diccionario/“wiki”)</text:h>
      <text:p text:style-name="Text_20_body">Según definiciones modernas y de la RAE:</text:p>
      <text:list xml:id="list2878455498" text:style-name="L3">
        <text:list-item>
          <text:p text:style-name="P4"><text:span text:style-name="Strong_20_Emphasis">Negligencia, tedio o descuido</text:span> en aquello a lo que estamos obligados.</text:p>
        </text:list-item>
        <text:list-item>
          <text:p text:style-name="P4"><text:span text:style-name="Strong_20_Emphasis">Flojedad o tardanza</text:span> en las acciones o movimientos.</text:p>
        </text:list-item>
      </text:list>
      <text:p text:style-name="Text_20_body">La entrada de Wikipedia la define como:</text:p>
      <text:list xml:id="list895239496" text:style-name="L4">
        <text:list-item>
          <text:p text:style-name="P5">Falta de voluntad o responsabilidad para actuar, trabajar o hacer tareas;</text:p>
        </text:list-item>
        <text:list-item>
          <text:p text:style-name="P5">Se relaciona con la <text:span text:style-name="Strong_20_Emphasis">procrastinación</text:span> y la <text:span text:style-name="Strong_20_Emphasis">apatía</text:span>.</text:p>
        </text:list-item>
      </text:list>
      <text:p text:style-name="Text_20_body">Puedes resumir así para tu documento:</text:p>
      <text:p text:style-name="Quotations">La pereza es la <text:span text:style-name="Strong_20_Emphasis">tendencia estable a evitar el esfuerzo</text:span>, especialmente en tareas a las que uno está obligado, acompañada de sensación de tedio, pesadez o desgana.</text:p>
      <text:h text:style-name="Heading_20_3" text:outline-level="3">3.2 Pereza vs. procrastinación</text:h>
      <text:list xml:id="list4106867381" text:style-name="L5">
        <text:list-item>
          <text:p text:style-name="P6">La <text:span text:style-name="Strong_20_Emphasis">procrastinación</text:span> es posponer voluntariamente tareas importantes aun sabiendo que tendrá consecuencias negativas; está muy ligada a la regulación emocional (miedo al fracaso, ansiedad, falta de claridad).</text:p>
        </text:list-item>
        <text:list-item>
          <text:p text:style-name="P6">La <text:span text:style-name="Strong_20_Emphasis">pereza</text:span> es más global: falta de impulso, apatía general, flojera; no siempre implica una decisión consciente de posponer.</text:p>
        </text:list-item>
      </text:list>
      <text:p text:style-name="Text_20_body">Frase útil para el texto:</text:p>
      <text:p text:style-name="Quotations">Procrastinar no es simplemente “ser perezoso”: suele ser un intento (torpe) de manejar emociones desagradables asociadas a la tarea.</text:p>
      <text:p text:style-name="Horizontal_20_Line"/>
      <text:h text:style-name="Heading_20_2" text:outline-level="2">4. Pereza en la tradición religiosa (pecado capital)</text:h>
      <text:p text:style-name="Text_20_body">En la tradición cristiana:</text:p>
      <text:list xml:id="list2508743774" text:style-name="L6">
        <text:list-item>
          <text:p text:style-name="P7"><text:soft-page-break/>La pereza se vincula a la <text:span text:style-name="Strong_20_Emphasis">acedía</text:span> (o <text:span text:style-name="Emphasis">acedia</text:span>), uno de los <text:span text:style-name="Strong_20_Emphasis">siete pecados capitales</text:span>.</text:p>
        </text:list-item>
        <text:list-item>
          <text:p text:style-name="P7">Más que “simple flojera”, la acedia es:</text:p>
          <text:list>
            <text:list-item>
              <text:p text:style-name="P7">Tristeza o rechazo ante el bien espiritual;</text:p>
            </text:list-item>
            <text:list-item>
              <text:p text:style-name="P7">Desgana para las obligaciones religiosas y morales;</text:p>
            </text:list-item>
            <text:list-item>
              <text:p text:style-name="P7">Falta de caridad hacia uno mismo y hacia Dios.</text:p>
            </text:list-item>
          </text:list>
        </text:list-item>
      </text:list>
      <text:p text:style-name="Text_20_body">Santo Tomás de Aquino la define como <text:span text:style-name="Strong_20_Emphasis">“tristeza por el bien divino”</text:span>, que vuelve al hombre lento para las cosas espirituales.</text:p>
      <text:p text:style-name="Text_20_body">En tu documento puedes diferenciar:</text:p>
      <text:p text:style-name="Quotations">En el lenguaje cotidiano, pereza es no querer hacer nada. En el lenguaje teológico, la acedia es algo más profundo: es rechazo del propio bien, desgana ante aquello que da sentido a la vida.</text:p>
      <text:p text:style-name="Horizontal_20_Line"/>
      <text:h text:style-name="Heading_20_2" text:outline-level="2">5. Importancia de la pereza (por qué es un tema relevante)</text:h>
      <text:h text:style-name="Heading_20_3" text:outline-level="3">5.1 A nivel psicológico</text:h>
      <text:list xml:id="list2039218779" text:style-name="L7">
        <text:list-item>
          <text:p text:style-name="P8">Puede ser <text:span text:style-name="Strong_20_Emphasis">síntoma</text:span> de:</text:p>
          <text:list>
            <text:list-item>
              <text:p text:style-name="P8">Falta de motivación o propósito vital.</text:p>
            </text:list-item>
            <text:list-item>
              <text:p text:style-name="P8">Problemas de regulación emocional (evitar tareas que generan ansiedad).</text:p>
            </text:list-item>
            <text:list-item>
              <text:p text:style-name="P8">Fatiga mental, estrés crónico o depresión (la persona parece perezosa, pero en realidad está agotada).</text:p>
            </text:list-item>
          </text:list>
        </text:list-item>
        <text:list-item>
          <text:p text:style-name="P8">A veces se confunde con dificultades <text:span text:style-name="Strong_20_Emphasis">neurobiológicas</text:span> (función ejecutiva, autismo, etc.), donde no es pereza sino otra condición de base.</text:p>
        </text:list-item>
      </text:list>
      <text:p text:style-name="Text_20_body">Idea para el texto:</text:p>
      <text:p text:style-name="Quotations">Llamar “perezoso” a alguien puede ser una simplificación injusta. Detrás pueden esconderse problemas de salud mental, falta de propósito, estrés o condiciones neurobiológicas específicas.</text:p>
      <text:h text:style-name="Heading_20_3" text:outline-level="3">5.2 A nivel social y económico</text:h>
      <text:list xml:id="list1745213691" text:style-name="L8">
        <text:list-item>
          <text:p text:style-name="P9">La cultura contemporánea exalta la <text:span text:style-name="Strong_20_Emphasis">productividad constante</text:span>; la pereza se demoniza como fracaso personal.</text:p>
        </text:list-item>
        <text:list-item>
          <text:p text:style-name="P9">Autores como <text:span text:style-name="Strong_20_Emphasis">Lafargue</text:span> defienden el “derecho a la pereza” como crítica al exceso de trabajo y a la autoexplotación.</text:p>
        </text:list-item>
      </text:list>
      <text:p text:style-name="Text_20_body">Puedes plantear un apartado “La pereza como crítica al culto al trabajo”.</text:p>
      <text:h text:style-name="Heading_20_3" text:outline-level="3">5.3 A nivel personal (función positiva)</text:h>
      <text:p text:style-name="Text_20_body">Hay una “cara útil” de la pereza:</text:p>
      <text:list xml:id="list3679380374" text:style-name="L9">
        <text:list-item>
          <text:p text:style-name="P10"><text:soft-page-break/>Empuja a buscar <text:span text:style-name="Strong_20_Emphasis">caminos más eficientes</text:span>, ahorrar energía y automatizar tareas (el cerebro tiende a gastar la menor energía posible).</text:p>
        </text:list-item>
        <text:list-item>
          <text:p text:style-name="P10">Puede ser una señal de que:</text:p>
          <text:list>
            <text:list-item>
              <text:p text:style-name="P10">Lo que haces no tiene sentido para ti;</text:p>
            </text:list-item>
            <text:list-item>
              <text:p text:style-name="P10">Estás sobrecargado;</text:p>
            </text:list-item>
            <text:list-item>
              <text:p text:style-name="P10">Necesitas descanso real, no solo distracciones.</text:p>
            </text:list-item>
          </text:list>
        </text:list-item>
      </text:list>
      <text:p text:style-name="Text_20_body">Una formulación que puedes usar:</text:p>
      <text:p text:style-name="Quotations">La pereza no siempre es un defecto moral; a veces es una señal de alarma que indica desajuste entre nuestras tareas, nuestros valores y nuestras energías reales.</text:p>
      <text:p text:style-name="Horizontal_20_Line"/>
      <text:h text:style-name="Heading_20_2" text:outline-level="2">6. SEO y “pereza”: ideas para posicionar</text:h>
      <text:p text:style-name="Text_20_body">Si vas a convertir este documento en un artículo web, aquí tienes un mini-esquema SEO.</text:p>
      <text:h text:style-name="Heading_20_3" text:outline-level="3">6.1 Palabras clave principales</text:h>
      <text:list xml:id="list3015891373" text:style-name="L10">
        <text:list-item>
          <text:p text:style-name="P11">pereza (concepto)</text:p>
        </text:list-item>
        <text:list-item>
          <text:p text:style-name="P11">qué es la pereza</text:p>
        </text:list-item>
        <text:list-item>
          <text:p text:style-name="P11">significado de la pereza</text:p>
        </text:list-item>
        <text:list-item>
          <text:p text:style-name="P11">pereza pecado capital / acedia</text:p>
        </text:list-item>
        <text:list-item>
          <text:p text:style-name="P11">pereza y procrastinación</text:p>
        </text:list-item>
        <text:list-item>
          <text:p text:style-name="P11">cómo vencer la pereza / cómo dejar de ser perezoso</text:p>
        </text:list-item>
        <text:list-item>
          <text:p text:style-name="P11">causas de la pereza</text:p>
        </text:list-item>
        <text:list-item>
          <text:p text:style-name="P11">pereza psicológica / pereza mental</text:p>
        </text:list-item>
      </text:list>
      <text:h text:style-name="Heading_20_3" text:outline-level="3">6.2 Título SEO posibles</text:h>
      <text:list xml:id="list2424709943" text:style-name="L11">
        <text:list-item>
          <text:p text:style-name="P12"><text:span text:style-name="Strong_20_Emphasis">“Pereza: qué es, causas, tipos y cómo transformarla”</text:span></text:p>
        </text:list-item>
        <text:list-item>
          <text:p text:style-name="P12"><text:span text:style-name="Strong_20_Emphasis">“Pereza y procrastinación: diferencias, mitos y verdades incómodas”</text:span></text:p>
        </text:list-item>
        <text:list-item>
          <text:p text:style-name="P12"><text:span text:style-name="Strong_20_Emphasis">“Del pecado capital al derecho al descanso: una historia de la pereza”</text:span></text:p>
        </text:list-item>
      </text:list>
      <text:h text:style-name="Heading_20_3" text:outline-level="3">6.3 Estructura recomendada (H2 / H3)</text:h>
      <text:list xml:id="list2825428906" text:style-name="L12">
        <text:list-item>
          <text:p text:style-name="P13">H1: Pereza: significado, causas y por qué no eres “simplemente vago”</text:p>
          <text:list>
            <text:list-item>
              <text:p text:style-name="P13">H2: Qué es la pereza (definición psicológica y cotidiana)</text:p>
            </text:list-item>
            <text:list-item>
              <text:p text:style-name="P13">H2: Etimología de la palabra pereza</text:p>
            </text:list-item>
            <text:list-item>
              <text:p text:style-name="P13">H2: Pereza, acedia y pecado capital</text:p>
            </text:list-item>
            <text:list-item>
              <text:p text:style-name="P13">H2: Pereza vs. procrastinación</text:p>
            </text:list-item>
            <text:list-item>
              <text:p text:style-name="P13"><text:soft-page-break/>H2: Qué hay detrás de la pereza (causas profundas)</text:p>
            </text:list-item>
            <text:list-item>
              <text:p text:style-name="P13">H2: ¿Tiene algo bueno la pereza? Funciones positivas y derecho al descanso</text:p>
            </text:list-item>
            <text:list-item>
              <text:p text:style-name="P13">H2: Cómo manejar la pereza sin culparte (consejos prácticos)</text:p>
            </text:list-item>
            <text:list-item>
              <text:p text:style-name="P13">H2: Libros y recursos sobre la pereza</text:p>
            </text:list-item>
          </text:list>
        </text:list-item>
      </text:list>
      <text:h text:style-name="Heading_20_3" text:outline-level="3">6.4 Fragmento optimizado (meta description)</text:h>
      <text:p text:style-name="Quotations">La pereza no es solo “flojera”. Descubre qué es realmente, su origen, su relación con la procrastinación y el pecado capital, y cómo transformar la pereza en descanso consciente y motivaci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azon Ember" svg:font-family="'Amazon Ember', Arial, sans-serif"/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16:28:58.641000000</meta:creation-date>
    <dc:date>2025-11-03T16:40:10.789000000</dc:date>
    <meta:editing-duration>PT11M12S</meta:editing-duration>
    <meta:editing-cycles>1</meta:editing-cycles>
    <meta:document-statistic meta:table-count="0" meta:image-count="0" meta:object-count="0" meta:page-count="5" meta:paragraph-count="96" meta:word-count="1288" meta:character-count="7667" meta:non-whitespace-character-count="6532"/>
    <meta:generator>LibreOffice/7.3.3.2$Windows_X86_64 LibreOffice_project/d1d0ea68f081ee2800a922cac8f79445e4603348</meta:generator>
  </office:meta>
</office:document-meta>
</file>